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188824" officeooo:paragraph-rsid="00188824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</style:style>
    <style:style style:name="P3" style:family="paragraph" style:parent-style-name="Heading_20_6">
      <style:text-properties officeooo:rsid="001a53f0" officeooo:paragraph-rsid="001a53f0"/>
    </style:style>
    <style:style style:name="P4" style:family="paragraph" style:parent-style-name="Heading_20_6">
      <style:paragraph-properties fo:text-align="center" style:justify-single-word="false"/>
    </style:style>
    <style:style style:name="P5" style:family="paragraph" style:parent-style-name="Text_20_body" style:list-style-name="L1">
      <style:text-properties officeooo:paragraph-rsid="0021ac04"/>
    </style:style>
    <style:style style:name="P6" style:family="paragraph" style:parent-style-name="Text_20_body" style:list-style-name="L1">
      <style:text-properties officeooo:rsid="001a53f0" officeooo:paragraph-rsid="001a53f0"/>
    </style:style>
    <style:style style:name="P7" style:family="paragraph" style:parent-style-name="Text_20_body" style:list-style-name="L1">
      <style:text-properties fo:font-weight="bold" officeooo:rsid="001a53f0" officeooo:paragraph-rsid="001a53f0" style:font-weight-asian="bold" style:font-weight-complex="bold"/>
    </style:style>
    <style:style style:name="P8" style:family="paragraph" style:parent-style-name="Text_20_body" style:list-style-name="L1">
      <style:text-properties fo:font-weight="bold" officeooo:rsid="001bd66b" officeooo:paragraph-rsid="001bd66b" style:font-weight-asian="bold" style:font-weight-complex="bold"/>
    </style:style>
    <style:style style:name="P9" style:family="paragraph" style:parent-style-name="Text_20_body" style:list-style-name="L1">
      <style:text-properties fo:font-weight="bold" officeooo:rsid="001ccf6f" officeooo:paragraph-rsid="001ccf6f" style:font-weight-asian="bold" style:font-weight-complex="bold"/>
    </style:style>
    <style:style style:name="P10" style:family="paragraph" style:parent-style-name="Text_20_body" style:list-style-name="L1">
      <style:text-properties fo:font-weight="bold" officeooo:rsid="001ccf6f" officeooo:paragraph-rsid="001e701a" style:font-weight-asian="bold" style:font-weight-complex="bold"/>
    </style:style>
    <style:style style:name="P11" style:family="paragraph" style:parent-style-name="Text_20_body" style:list-style-name="L1">
      <style:text-properties fo:font-weight="bold" officeooo:rsid="001ccf6f" officeooo:paragraph-rsid="0020528d" style:font-weight-asian="bold" style:font-weight-complex="bold"/>
    </style:style>
    <style:style style:name="P12" style:family="paragraph" style:parent-style-name="Text_20_body" style:list-style-name="L1">
      <style:text-properties fo:font-weight="bold" officeooo:rsid="001ccf6f" officeooo:paragraph-rsid="001daad4" style:font-weight-asian="bold" style:font-weight-complex="bold"/>
    </style:style>
    <style:style style:name="P13" style:family="paragraph" style:parent-style-name="Text_20_body" style:list-style-name="L1">
      <style:text-properties fo:font-weight="bold" officeooo:rsid="001ccf6f" officeooo:paragraph-rsid="001d3131" style:font-weight-asian="bold" style:font-weight-complex="bold"/>
    </style:style>
    <style:style style:name="P14" style:family="paragraph" style:parent-style-name="Text_20_body" style:list-style-name="L1">
      <style:text-properties fo:font-weight="bold" officeooo:rsid="001daad4" officeooo:paragraph-rsid="001e701a" style:font-weight-asian="bold" style:font-weight-complex="bold"/>
    </style:style>
    <style:style style:name="P15" style:family="paragraph" style:parent-style-name="Text_20_body" style:list-style-name="L1">
      <style:text-properties fo:font-weight="bold" officeooo:rsid="0022f0db" officeooo:paragraph-rsid="0022f0db" style:font-weight-asian="bold" style:font-weight-complex="bold"/>
    </style:style>
    <style:style style:name="P16" style:family="paragraph" style:parent-style-name="Text_20_body" style:list-style-name="L1">
      <style:text-properties fo:font-weight="bold" officeooo:rsid="00231ff8" officeooo:paragraph-rsid="00231ff8" style:font-weight-asian="bold" style:font-weight-complex="bold"/>
    </style:style>
    <style:style style:name="P17" style:family="paragraph" style:parent-style-name="Text_20_body" style:list-style-name="L1">
      <style:text-properties fo:font-weight="bold" officeooo:rsid="00246eba" officeooo:paragraph-rsid="00246eba" style:font-weight-asian="bold" style:font-weight-complex="bold"/>
    </style:style>
    <style:style style:name="P18" style:family="paragraph" style:parent-style-name="Text_20_body" style:list-style-name="L1">
      <style:text-properties fo:font-weight="normal" officeooo:rsid="0020528d" officeooo:paragraph-rsid="0020528d" style:font-weight-asian="normal" style:font-weight-complex="normal"/>
    </style:style>
    <style:style style:name="P19" style:family="paragraph" style:parent-style-name="Text_20_body" style:list-style-name="L1">
      <style:text-properties fo:font-weight="normal" officeooo:rsid="0022f0db" officeooo:paragraph-rsid="0022f0db" style:font-weight-asian="normal" style:font-weight-complex="normal"/>
    </style:style>
    <style:style style:name="T1" style:family="text">
      <style:text-properties officeooo:rsid="00188824"/>
    </style:style>
    <style:style style:name="T2" style:family="text">
      <style:text-properties officeooo:rsid="00188824" style:font-size-asian="12pt" style:font-name-complex="Lohit Devanagari"/>
    </style:style>
    <style:style style:name="T3" style:family="text">
      <style:text-properties style:font-name="Liberation Sans" fo:font-size="12pt" fo:font-style="italic" fo:font-weight="bold" style:font-name-asian="Noto Sans CJK SC" style:font-size-asian="12pt" style:font-style-asian="italic" style:font-weight-asian="bold" style:font-name-complex="Lohit Devanagari1" style:font-size-complex="12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cf6f" style:font-weight-asian="normal" style:font-weight-complex="normal"/>
    </style:style>
    <style:style style:name="T7" style:family="text">
      <style:text-properties fo:font-weight="normal" officeooo:rsid="0020528d" style:font-weight-asian="normal" style:font-weight-complex="normal"/>
    </style:style>
    <style:style style:name="T8" style:family="text">
      <style:text-properties fo:font-weight="normal" officeooo:rsid="0021ac04" style:font-weight-asian="normal" style:font-weight-complex="normal"/>
    </style:style>
    <style:style style:name="T9" style:family="text">
      <style:text-properties officeooo:rsid="001cdf23"/>
    </style:style>
    <style:style style:name="T10" style:family="text">
      <style:text-properties officeooo:rsid="001d3131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daad4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e701a" style:font-style-asian="normal" style:font-weight-asian="normal" style:font-style-complex="normal" style:font-weight-complex="normal"/>
    </style:style>
    <style:style style:name="T15" style:family="text">
      <style:text-properties fo:font-style="italic" officeooo:rsid="001daad4" style:font-style-asian="italic" style:font-style-complex="italic"/>
    </style:style>
    <style:style style:name="T16" style:family="text">
      <style:text-properties officeooo:rsid="001e701a"/>
    </style:style>
    <style:style style:name="T17" style:family="text">
      <style:text-properties officeooo:rsid="00231ff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ata Science em produção </text:p>
      <text:p text:style-name="P1">Feature Enginnering </text:p>
      <text:h text:style-name="P3" text:outline-level="6">Descriç<text:span text:style-name="T3">ão do processo de desenvolvimento:</text:span></text:h>
      <text:list xml:id="list3955249379" text:style-name="L1">
        <text:list-item>
          <text:p text:style-name="P6"><text:span text:style-name="T4">Questão de Negócio:</text:span> Análise do autor principal que originou a demanda <text:s/>(CFO da empresa) e <text:s/>análise não da solução requerida mas sim, qual a real necessidade do mesmo. Gerando o seguinte artefato: “Necessidade da previsão de venda por loja das próximas 6 semanas”.</text:p>
        </text:list-item>
        <text:list-item>
          <text:p text:style-name="P7">Entendimento do Negócio: <text:span text:style-name="T5">Análise da causa raiz que levou a busca pelo modelo, gerando o seguinte artefato: “ Dificuldade do CFO em determinar o capital a ser investido na reforma das lojas”.</text:span></text:p>
        </text:list-item>
        <text:list-item>
          <text:p text:style-name="P7">Coleta dos Dados: <text:span text:style-name="T5">Análise de fontes e coleta dos dados: Como se trata de um projeto baseado em problema disposto no Kaggle, todos os dados são disponibilizados pela mesma na plataforma, bem como a descrição básica de todos os seus atributos.</text:span></text:p>
        </text:list-item>
        <text:list-item>
          <text:p text:style-name="P8">Limpeza dos dados: <text:span text:style-name="T5">Etapa exploratória dos dados afim de </text:span><text:span text:style-name="T6">garantir que o tipo de dados estão corretos, substituir valores faltantes com base em critérios preestabelecidos fazer um resumo estatístico para obter uma prévia da dimensão dos dados, e etc…</text:span></text:p>
        </text:list-item>
        <text:list-item>
          <text:p text:style-name="P9">Exploração dos dados: <text:span text:style-name="T5">Esta etapa é subdividida em tarefas:</text:span></text:p>
          <text:list>
            <text:list-item>
              <text:p text:style-name="P10"><text:span text:style-name="T15">Mapa Mental de Hipóteses:</text:span><text:span text:style-name="T13">É um roteiro a ser seguido quanto às análises que devem ser feitas para </text:span><text:span text:style-name="T14">criar e </text:span><text:span text:style-name="T13">validar </text:span><text:span text:style-name="T14">a lista de</text:span><text:span text:style-name="T13"> hipóteses, quais variáveis a serem utilizadas já fazem parte do escopo das informações e quais deverão ser derivadas. O mapa mental é constituído por 3 elementos:</text:span></text:p>
              <text:list>
                <text:list-item>
                  <text:p text:style-name="P14"><text:span text:style-name="T11">Fenômeno: </text:span><text:span text:style-name="T12">É o fato que está deve ser medido ou modelado durante o processo (clusterização de clientes para análise de comportamento, previsão de vendas nos próximos anos, etc...).</text:span></text:p>
                </text:list-item>
                <text:list-item>
                  <text:p text:style-name="P14"><text:span text:style-name="T12"><text:s/></text:span><text:span text:style-name="T11">Agentes: </text:span><text:span text:style-name="T12">São todas as entidades que alguma maneira, impactam o modelo a ser criado(clientes impactando em quantidade de vendas, precificação de produtos impactando no volume de vendas, estação do ano impactando na quantidade de produtos vendidos, etc...).</text:span></text:p>
                </text:list-item>
                <text:list-item>
                  <text:p text:style-name="P14"><text:span text:style-name="T11">Atributos do agente:</text:span><text:span text:style-name="T12"> São as características descritivas dos agentes(idade e emprego do cliente, tamanho e área de localização de uma loja, etc…).</text:span></text:p>
                </text:list-item>
              </text:list>
            </text:list-item>
            <text:list-item>
              <text:p text:style-name="P11">Criar lista de hipóteses<text:span text:style-name="T16">;</text:span></text:p>
              <text:p text:style-name="P18">É criado para cada agente uma lista de possíveis hipóteses, e ao final dessa etapa são selecionadas em uma única lista as hipóteses onde é possível a validação com os dados já existentes. Por se tratar de uma abordagem cíclica, caso o modelo não performe bem, pode-se estudar a viabilidade de buscar esses dados no próximo ciclo.</text:p>
            </text:list-item>
            <text:list-item>
              <text:p text:style-name="P11">Criar as variáveis (derivar); <text:span text:style-name="T7"><text:s/></text:span></text:p>
              <text:p text:style-name="P5"><text:span text:style-name="T7">N</text:span><text:span text:style-name="T8">essa etapa, ocorre a filtragem e seleção das variáveis a serem utilizadas. <text:line-break/>Na filtragem, é analisado a restrição do uso da variável quanto as regras de negócio.<text:line-break/>Na análise, é analisado o o quão relevante a variável é para o modelo.</text:span></text:p>
            </text:list-item>
            <text:list-item>
              <text:p text:style-name="P15">Análise exploratória de Dados:</text:p>
              <text:p text:style-name="P19">Utilizada para avaliar como as variáveis impactam no fenômeno e qual a força desse impacto. <text:span text:style-name="T17">Além de </text:span>gera<text:span text:style-name="T17">r</text:span> um conhecimento mais abrangente quanto ao negócio, <text:span text:style-name="T17">tornar as conversas com o </text:span><text:soft-page-break/><text:span text:style-name="T17">time de negócio mais eficazes, <text:s/>tornar a validação de hipóteses e geração de insights muito mais fluida </text:span><text:s/><text:span text:style-name="T17">e perceber as variáveis que são realmente relevantes para o desenvolvimento do modelo.<text:line-break/>Basicamente, ela é constituída de 3 tipos de análise:</text:span></text:p>
              <text:list>
                <text:list-item>
                  <text:p text:style-name="P16">Análise Univariada:<text:line-break/><text:span text:style-name="T5">É estudar o comportamento da variável em si, sem levar em conta o impacto em outras variáveis ou o impacto de outras variáveis a ela (min, max, distribuição, range… ).</text:span></text:p>
                </text:list-item>
                <text:list-item>
                  <text:p text:style-name="P17">Análise Bivariada:<text:line-break/><text:span text:style-name="T5">Análise do impacto direto da variável em relação à target (correlação da variável com a target) .</text:span></text:p>
                </text:list-item>
                <text:list-item>
                  <text:p text:style-name="P17">Análise Multivariada:<text:line-break/><text:span text:style-name="T5">Análise do impacto (correlação) da variável combinada com outras variáveis à target.</text:span><text:line-break/></text:p>
                </text:list-item>
              </text:list>
            </text:list-item>
            <text:list-item>
              <text:p text:style-name="P12"><text:span text:style-name="T9">Confrontar as hipóteses validando-as ou nã</text:span><text:span text:style-name="T10">o;</text:span></text:p>
            </text:list-item>
          </text:list>
          <text:p text:style-name="P18"/>
        </text:list-item>
        <text:list-item>
          <text:p text:style-name="P13"><text:line-break/></text:p>
        </text:list-item>
      </text:list>
      <text:h text:style-name="P4" text:outline-level="6"/>
      <text:h text:style-name="P4" text:outline-level="6"><text:span text:style-name="T1">Derivaç</text:span><text:span text:style-name="T2">ão de f</text:span>eatures (características) dentro de um projeto de Data Science.</text:h>
      <text:p text:style-name="P2"><text:tab/>Como o modelo adotado é <text:span text:style-name="T1">o CRISP-DS, sendo esse um modelo cíclico, temos que ter as variáveis (e os dados como um todo de maneira limpa e organizada) para estudo durante a análise exploratória de da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13:38:00.702353302</meta:creation-date>
    <dc:date>2022-05-11T19:36:21.898417693</dc:date>
    <meta:editing-duration>PT39M10S</meta:editing-duration>
    <meta:editing-cycles>6</meta:editing-cycles>
    <meta:generator>LibreOffice/7.3.2.2$Linux_X86_64 LibreOffice_project/30$Build-2</meta:generator>
    <meta:document-statistic meta:table-count="0" meta:image-count="0" meta:object-count="0" meta:page-count="2" meta:paragraph-count="25" meta:word-count="625" meta:character-count="3796" meta:non-whitespace-character-count="3199"/>
  </office:meta>
</office:document-meta>
</file>